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30" calcext:value-type="float">
            <text:p>1030</text:p>
          </table:table-cell>
          <table:table-cell table:style-name="ce7" table:formula="of:=COUNTIF([.B7:.B1095];&quot;X&quot;)" office:value-type="float" office:value="881" calcext:value-type="float">
            <text:p>881</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4" calcext:value-type="float">
            <text:p>74</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9" calcext:value-type="float">
            <text:p>119</text:p>
          </table:table-cell>
          <table:table-cell table:style-name="ce25" table:formula="of:=SUM([.B2:.F2])" office:value-type="float" office:value="1094" calcext:value-type="float">
            <text:p>109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3" table:number-rows-repeated="20">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07">00/00/0000</text:date>, <text:time style:data-style-name="N2" text:time-value="19:49:15.25781974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0-07T19:49:57.362914789</dc:date>
    <meta:editing-duration>P1DT4H1M50S</meta:editing-duration>
    <meta:editing-cycles>1034</meta:editing-cycles>
    <meta:document-statistic meta:table-count="1" meta:cell-count="6207" meta:object-count="0"/>
  </office:meta>
</office:document-meta>
</file>